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29cm" style:rel-column-width="10538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4cm" style:rel-column-width="2247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position="super 58%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16<text:span text:style-name="T1">th</text:span> To Mar 23<text:span text:style-name="T1">rd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9">
            <text:p text:style-name="P5">9</text:p>
          </table:table-cell>
          <table:table-cell table:style-name="Table1.A2" office:value-type="string">
            <text:p text:style-name="P4"><text:s text:c="2"/>- Made characters able to choose a starting location if their class allows it</text:p>
            <text:p text:style-name="P4"/>
            <text:p text:style-name="P4"><text:s text:c="2"/>- Gave the board a collection of tiles that now holds all of the clearings and is able to relate chits to all clearings in the same tile</text:p>
            <text:p text:style-name="P4"/>
            <text:p text:style-name="P4"><text:s text:c="2"/>- Progress made on the placement of sound/warning chits on tiles while in cheat mode</text:p>
            <text:p text:style-name="P4"/>
            <text:p text:style-name="P4"><text:s text:c="2"/>- Added some models for natives; a knight is now shown on the board, his starting location is wherever the chapel is </text:p>
          </table:table-cell>
          <table:table-cell table:style-name="Table1.D2" office:value-type="string">
            <text:p text:style-name="P4"><text:s text:c="2"/>- Allocate environment chits to the proper tiles, allowing for randomization</text:p>
            <text:p text:style-name="P4"/>
            <text:p text:style-name="P4"><text:s text:c="2"/>- Finish cheat mode (Allow for placement of sound and warning chits on tiles. Also allow for randomization while in cheat mode)</text:p>
            <text:p text:style-name="P4"/>
            <text:p text:style-name="P4"><text:s text:c="2"/>- Work on trading with natives</text:p>
            <text:p text:style-name="P4"/>
            <text:p text:style-name="P4"><text:s text:c="2"/>- Work on character's inventory and chit system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 office:value-type="float" office:value="4">
            <text:p text:style-name="P5">4</text:p>
          </table:table-cell>
          <table:table-cell table:style-name="Table1.A2" office:value-type="string">
            <text:p text:style-name="P4"><text:s/>- Added some monsters to the entity holder for being able to hold monsters</text:p>
            <text:p text:style-name="P4"/>
            <text:p text:style-name="P4"><text:s/>-Monsters and their other attacks</text:p>
          </table:table-cell>
          <table:table-cell table:style-name="Table1.D2" office:value-type="string">
            <text:p text:style-name="P4"><text:s/>-Monsters on board and other things related to combat</text:p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3-23T20:21:14.03</dc:date>
    <meta:editing-duration>PT1H11M40S</meta:editing-duration>
    <meta:editing-cycles>29</meta:editing-cycles>
    <meta:generator>OpenOffice/4.1.1$Win32 OpenOffice.org_project/411m6$Build-9775</meta:generator>
    <meta:document-statistic meta:table-count="2" meta:image-count="0" meta:object-count="0" meta:page-count="1" meta:paragraph-count="26" meta:word-count="198" meta:character-count="1113"/>
  </office:meta>
</office:document-meta>
</file>